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0.49pt"/>
    </style:style>
    <style:style style:name="co2" style:family="table-column">
      <style:table-column-properties fo:break-before="auto" style:column-width="119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NUCLEO-F446RE</text:p>
          </table:table-cell>
          <table:covered-table-cell table:style-name="ce3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SX1236 Dev v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NSS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CK</text:p>
          </table:table-cell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MISO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MOSI</text:p>
          </table:table-cell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RS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DIO5</text:p>
          </table:table-cell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DIO4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office:value-type="string" calcext:value-type="string">
            <text:p>DIO3</text:p>
          </table:table-cell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DIO2</text:p>
          </table:table-cell>
        </table:table-row>
        <table:table-row table:style-name="ro1">
          <table:table-cell office:value-type="string" calcext:value-type="string">
            <text:p>PC1 (A4)</text:p>
          </table:table-cell>
          <table:table-cell office:value-type="string" calcext:value-type="string">
            <text:p>DIO1</text:p>
          </table:table-cell>
        </table:table-row>
        <table:table-row table:style-name="ro1">
          <table:table-cell office:value-type="string" calcext:value-type="string">
            <text:p>PC0 (A5)</text:p>
          </table:table-cell>
          <table:table-cell office:value-type="string" calcext:value-type="string">
            <text:p>DIO0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2:44:43.027873415</meta:creation-date>
    <dc:date>2017-08-30T13:09:26.189239651</dc:date>
    <meta:editing-duration>PT4M13S</meta:editing-duration>
    <meta:editing-cycles>1</meta:editing-cycles>
    <meta:generator>LibreOffice/5.4.0.3$Linux_X86_64 LibreOffice_project/40m0$Build-3</meta:generator>
    <meta:document-statistic meta:table-count="1" meta:cell-count="25" meta:object-count="0"/>
  </office:meta>
</office:document-meta>
</file>